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ummary of Meeting – December 16, 2024</text:p>
      <text:p text:style-name="Normal">Issue: Concerns Regarding Manager Adrienne</text:p>
      <text:p text:style-name="Normal"/>
      <text:p text:style-name="Normal">Manager's Position:</text:p>
      <text:p text:style-name="Normal"/>
      <text:p text:style-name="Normal">Stated that no changes will be made to current policies or procedures.</text:p>
      <text:p text:style-name="Normal">Denied allegations of children attending school without lunch boxes.</text:p>
      <text:p text:style-name="Normal">Acknowledged telling parents to leave the office, emphasizing that it is a private space.</text:p>
      <text:p text:style-name="Normal">Claimed she has consistently reached out to residents and parents but feels ignored.</text:p>
      <text:p text:style-name="Normal">Further stated that she does not care about people, emphasizing that her only concern is the building. She expressed no interest in forming friendships, saying she "really doesn’t care."</text:p>
      <text:p text:style-name="Normal">Residents' Concerns:</text:p>
      <text:p text:style-name="Normal"/>
      <text:p text:style-name="Normal">Asserted that the manager's communication style lacks respect, causing strained relationships.</text:p>
      <text:p text:style-name="Normal">Felt the manager does not address their issues effectively, leading to them feeling ignored.</text:p>
      <text:p text:style-name="Normal">Pointed out that the manager failed to provide detailed information to parents regarding age restrictions for children and lunch boxes.</text:p>
      <text:p text:style-name="Normal">Residents expressed that they are now scared of Adrienne as the manager, describing her as arrogant and lacking compassion.</text:p>
      <text:p text:style-name="Normal">Stated that they feel treated like prisoners or objects rather than individuals, and all they seek is fair treatment from the manager, Adrien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hle Nzimande</meta:initial-creator>
    <dc:creator>Buhle Nzimande</dc:creator>
    <meta:creation-date>2024-12-19T06:47:00Z</meta:creation-date>
    <dc:date>2024-12-19T07:15:00Z</dc:date>
    <meta:template xlink:href="Normal.dotm" xlink:type="simple"/>
    <meta:editing-cycles>1</meta:editing-cycles>
    <meta:editing-duration>PT1680S</meta:editing-duration>
    <meta:document-statistic meta:page-count="1" meta:paragraph-count="2" meta:word-count="182" meta:character-count="1219" meta:row-count="8" meta:non-whitespace-character-count="1039"/>
  </office:meta>
</office:document-meta>
</file>